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633cm" presentation:class="title" presentation:user-transformed="true">
          <draw:text-box>
            <text:p>AZTO<text:line-break/>Approaching Zero Template Overhea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atasets and reproduction scripts are available as a zip archive together with this presentation.</text:span></text:p>
            <text:p><text:span text:style-name="T1"/></text:p>
            <text:p><text:span text:style-name="T1">Please visit dconf.org to download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y name is Stefan Koch</text:p>
                <text:list>
                  <text:list-header>
                    <text:p>- Born 1992</text:p>
                    <text:p/>
                  </text:list-header>
                </text:list>
              </text:list-item>
              <text:list-item>
                <text:p>Compiler guy since 2014</text:p>
                <text:list>
                  <text:list-item>
                    <text:p>Working on DMD since 2016</text:p>
                  </text:list-item>
                </text:list>
                <text:p/>
              </text:list-item>
              <text:list-item>
                <text:p>I currently work for Symmetry Invest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do we care?</text:p>
              </text:list-item>
              <text:list-item>
                <text:p>Because template overhead is what some big corporate D projects suffer from (Symmetry Investments, Weka.io )</text:p>
              </text:list-item>
              <text:list-item>
                <text:p>Last time I checked Wekas project can’t be compiled with less than 40 GB of Ram</text:p>
              </text:list-item>
              <text:list-item>
                <text:p>Symmetrys project also needs more than 16GB</text:p>
              </text:list-item>
              <text:list-item>
                <text:p>The reason is that templates generate a lot of code</text:p>
              </text:list-item>
              <text:list-item>
                <text:p>A lot of code needs a long time to compi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lution:</text:p>
                <text:p>- Generate less code!</text:p>
                <text:p/>
              </text:list-item>
              <text:list-item>
                <text:p>What to do?</text:p>
                <text:list>
                  <text:list-item>
                    <text:p>Don’t use recursive templates.</text:p>
                    <text:p/>
                  </text:list-item>
                </text:list>
              </text:list-item>
              <text:list-item>
                <text:p>How?</text:p>
                <text:list>
                  <text:list-item>
                    <text:p>Use the … operator or type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… oper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n a tuple, (The stuff which Phobos calls std.meta.AliasSeq, not the thing in std.typecons) apply an operation to each member in the Tuple</text:p>
                <text:list>
                  <text:list-item>
                    <text:p>Example: </text:p>
                    <text:list>
                      <text:list-header>
                        <text:p/>
                        <text:p>alias AliasSeq(T...) = T;</text:p>
                        <text:p>alias T = AliasSeq!(byte, ubyte, short, ushort, int, uint, long, ulong, char, wchar, dchar, float, double);</text:p>
                        <text:p>pragma(msg, [T.sizeof...] == [1, 1, 2, 2, 4, 4, 8, 8, 1, 2, 4, 4, 8]);</text:p>
                        <text:p/>
                      </text:list-header>
                    </text:list>
                    <text:p/>
                  </text:list-item>
                </text:list>
              </text:list-item>
              <text:list-item>
                <text:p>Benefits:</text:p>
                <text:list>
                  <text:list-item>
                    <text:p>Doesn’t use recursive templates and can therefore scale gracefully to large “alias sequences”</text:p>
                  </text:list-item>
                  <text:list-item>
                    <text:p>Does not generate useless functions as the idiomatic template version wou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y do we care?</text:p>
              </text:list-item>
              <text:list-item>
                <text:p>Because template overhead is what some big corporate D projects suffer from (Symmetry Investments, Weka.io )</text:p>
              </text:list-item>
              <text:list-item>
                <text:p>Last time I checked Wekas project can’t be compiled with less than 40 GB of Ram</text:p>
              </text:list-item>
              <text:list-item>
                <text:p>Symmetrys project also needs more than 16GB</text:p>
              </text:list-item>
              <text:list-item>
                <text:p>The reason is that templates generate a lot of code</text:p>
              </text:list-item>
              <text:list-item>
                <text:p>A lot of code needs a long time to compil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are … with recursive template</text:p>
          </draw:text-box>
        </draw:frame>
        <draw:frame presentation:style-name="pr5" draw:layer="layout" svg:width="25.199cm" svg:height="12.179cm" svg:x="1.524cm" svg:y="4.82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>alias AliasSeq(T...) = T;</text:p>
                    <text:p/>
                    <text:p>alias Types = AliasSeq!(byte, ubyte, short, ushort, int, uint, long, ulong, char, wchar, dchar, float, double);</text:p>
                    <text:p/>
                    <text:p>size_t SizeOf(T) { enum SizeOf = T.sizeof; }</text:p>
                    <text:p>template Map (alias F, Args...) {</text:p>
                    <text:p><text:s text:c="4"/>static if (Args.length == 0) alias Map = AliasSeq!();</text:p>
                    <text:p><text:s text:c="4"/>else static if (Args.length == 1) alias Map = AliasSeq!(F!(Args[0]));</text:p>
                    <text:p><text:s text:c="4"/>else alias Map = AliasSeq!(F!(Args[0]), .Map!(F, Args[1 .. $]));</text:p>
                    <text:p>}</text:p>
                    <text:p/>
                    <text:p>static assert([Map!(SizeOf, Types)] == [1, 1, 2, 2, 4, 4, 8, 8, 1, 2, 4, 4, 8]);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Performance numbers for this usecase with a TypeSeq containing Types.length * 2048 elements</text:p>
          </draw:text-box>
        </draw:frame>
        <draw:frame presentation:style-name="pr5" draw:layer="layout" svg:width="25.199cm" svg:height="12.179cm" svg:x="1.27cm" svg:y="5.601cm" presentation:class="outline" presentation:user-transformed="true">
          <draw:text-box>
            <text:list text:style-name="L2">
              <text:list-item>
                <text:p>Simple static map (as shown in the slide):</text:p>
                <text:list>
                  <text:list-header>
                    <text:p>- Errors out because of template recursion limit</text:p>
                  </text:list-header>
                </text:list>
              </text:list-item>
              <text:list-item>
                <text:p>Phobos static map:</text:p>
                <text:list>
                  <text:list-header>
                    <text:p>22.8 ms</text:p>
                  </text:list-header>
                </text:list>
              </text:list-item>
              <text:list-item>
                <text:p>DotDotDot-Expression (as shown in the slide):</text:p>
                <text:list>
                  <text:list-item>
                    <text:p>13.6 ms</text:p>
                    <text:p/>
                  </text:list-item>
                </text:list>
              </text:list-item>
              <text:list-item>
                <text:p>Speedup: 1.67x</text:p>
              </text:list-item>
            </text:list>
          </draw:text-box>
        </draw:frame>
        <draw:frame draw:style-name="gr2" draw:text-style-name="P4" draw:layer="layout" svg:width="12.7cm" svg:height="4.318cm" svg:x="14.986cm" svg:y="16.0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 use … everywhere then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’s not that easy.</text:p>
                <text:list>
                  <text:list-item>
                    <text:p>Firstly, … in a DIP in progress and not yet approved.</text:p>
                  </text:list-item>
                  <text:list-item>
                    <text:p>Secondly depending on the use-case it might be slower than the version of staticMap which is currently in phobos</text:p>
                    <text:list>
                      <text:list-item>
                        <text:p>(the version currently in phobos is written to avoid recursive template instances)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is … faster than static 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cause it does in-place expansion without generating intermediate results.</text:p>
                <text:p/>
              </text:list-item>
              <text:list-item>
                <text:p>That causes less code to be generated and therefore faster compilation.</text:p>
                <text:p/>
              </text:list-item>
              <text:list-item>
                <text:p>Also it’s more specialized it only does straightforward “map” and “reduce” operation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re “future” op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Type-Functions</text:p>
                  </text:list-item>
                </text:list>
                <text:p/>
                <text:list>
                  <text:list-item text:start-value="1">
                    <text:p>Alias-Assign</text:p>
                    <text:p/>
                    <text:p/>
                    <text:p>Neither of which is currently complete and functional enough to have examples in this talk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7T16:14:35.118030637</meta:creation-date>
    <dc:date>2020-11-18T17:47:45.492922281</dc:date>
    <meta:editing-duration>PT9H35M27S</meta:editing-duration>
    <meta:editing-cycles>43</meta:editing-cycles>
    <meta:generator>LibreOffice/5.1.6.2$Linux_X86_64 LibreOffice_project/10m0$Build-2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4.319cm" xlink:href="." xlink:type="simple" chart:class="chart:bar" chart:style-name="ch1">
        <chart:legend chart:legend-position="end" svg:x="10.358cm" svg:y="1.611cm" style:legend-expansion="high" chart:style-name="ch2"/>
        <chart:plot-area chart:style-name="ch3" chart:data-source-has-labels="both" svg:x="0.254cm" svg:y="0.086cm" svg:width="9.85cm" svg:height="4.147cm">
          <chartooo:coordinate-region svg:x="0.981cm" svg:y="0.285cm" svg:width="9.123cm" svg:height="3.30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tDotDot</text:p>
              </table:table-cell>
              <table:table-cell office:value-type="string">
                <text:p>StaticMap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</table:table-cell>
              <table:table-cell office:value-type="float" office:value="1.67">
                <text:p>1.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